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_p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std. Er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97579" calcext:value-type="float">
            <text:p>0.8897579</text:p>
          </table:table-cell>
          <table:table-cell office:value-type="float" office:value="0.0016407" calcext:value-type="float">
            <text:p>0.0016407</text:p>
          </table:table-cell>
          <table:table-cell office:value-type="float" office:value="0.8865008" calcext:value-type="float">
            <text:p>0.8865008</text:p>
          </table:table-cell>
          <table:table-cell office:value-type="float" office:value="0.8929329" calcext:value-type="float">
            <text:p>0.89293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09803" calcext:value-type="float">
            <text:p>0.0609803</text:p>
          </table:table-cell>
          <table:table-cell office:value-type="float" office:value="0.0012536" calcext:value-type="float">
            <text:p>0.0012536</text:p>
          </table:table-cell>
          <table:table-cell office:value-type="float" office:value="0.058569" calcext:value-type="float">
            <text:p>0.058569</text:p>
          </table:table-cell>
          <table:table-cell office:value-type="float" office:value="0.0634841" calcext:value-type="float">
            <text:p>0.06348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92618" calcext:value-type="float">
            <text:p>0.0492618</text:p>
          </table:table-cell>
          <table:table-cell office:value-type="float" office:value="0.0011337" calcext:value-type="float">
            <text:p>0.0011337</text:p>
          </table:table-cell>
          <table:table-cell office:value-type="float" office:value="0.0470865" calcext:value-type="float">
            <text:p>0.0470865</text:p>
          </table:table-cell>
          <table:table-cell office:value-type="float" office:value="0.051532" calcext:value-type="float">
            <text:p>0.0515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8:19.879000000</meta:creation-date>
    <dc:date>2023-11-20T14:02:48.454000000</dc:date>
    <meta:editing-duration>PT4M27S</meta:editing-duration>
    <meta:editing-cycles>3</meta:editing-cycles>
    <meta:generator>LibreOffice/6.1.6.3$Windows_X86_64 LibreOffice_project/5896ab1714085361c45cf540f76f60673dd96a72</meta:generator>
    <meta:document-statistic meta:table-count="1" meta:cell-count="20" meta:object-count="0"/>
  </office:meta>
</office:document-meta>
</file>